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egue o “módulo plus” para treinar e compartilhar conhecimento entre agentes do EIAH, adaptando a ideia do “training-ai-agents” que usa PubMedQA para um domínio educacional.</text:p>
      <text:h text:style-name="Heading_20_1" text:outline-level="1">Objetivo</text:h>
      <text:p text:style-name="Text_20_body">Transformar o treinamento de agentes em um pacote first-class do monorepo EIAH. Suporta datasets educacionais, perfis de aluno e tarefas de aprendizagem. Integra memória, guardrails, billing e telemetria já previstos na arquitetura EIAH. </text:p>
      <text:h text:style-name="Heading_20_1" text:outline-level="1">Topologia no monorepo</text:h>
      <text:list xml:id="list1161242555" text:style-name="L1">
        <text:list-item>
          <text:p text:style-name="P1"><text:span text:style-name="Source_20_Text">packages/training/</text:span></text:p>
          <text:list>
            <text:list-item>
              <text:p text:style-name="P1"><text:span text:style-name="Source_20_Text">core/</text:span> loops de treino: SFT, DPO/RL, auto-reflexão, avaliação.</text:p>
            </text:list-item>
            <text:list-item>
              <text:p text:style-name="P1"><text:span text:style-name="Source_20_Text">datasets/edu/</text:span> conectores LMS e conversores para tarefas.</text:p>
            </text:list-item>
            <text:list-item>
              <text:p text:style-name="P1"><text:span text:style-name="Source_20_Text">evaluators/</text:span> métricas e rubricas.</text:p>
            </text:list-item>
            <text:list-item>
              <text:p text:style-name="P1"><text:span text:style-name="Source_20_Text">policies/</text:span> políticas de custo/tempo por treino.</text:p>
            </text:list-item>
            <text:list-item>
              <text:p text:style-name="P1"><text:span text:style-name="Source_20_Text">schemas/</text:span> Zod compartilhado (StudentProfile, LearningTask, Rubric, FeedbackEvent).</text:p>
            </text:list-item>
          </text:list>
        </text:list-item>
        <text:list-item>
          <text:p text:style-name="P1"><text:span text:style-name="Source_20_Text">apps/workers/training-runner/</text:span> workers BullMQ/Temporal para orquestração de jobs. Integra com <text:span text:style-name="Source_20_Text">RunEvent</text:span> e SSE. </text:p>
        </text:list-item>
        <text:list-item>
          <text:p text:style-name="P1"><text:span text:style-name="Source_20_Text">apps/cli/</text:span> comandos: <text:span text:style-name="Source_20_Text">eiah training run|replay|export</text:span>, <text:span text:style-name="Source_20_Text">eiah datasets ingest</text:span>, <text:span text:style-name="Source_20_Text">eiah eval report</text:span>. Já há CLI base para tokens, replay e backfill. </text:p>
        </text:list-item>
      </text:list>
      <text:h text:style-name="Heading_20_1" text:outline-level="1">Modelagem (Prisma + Zod)</text:h>
      <text:list xml:id="list3298144472" text:style-name="L2">
        <text:list-item>
          <text:p text:style-name="P2">Novas tabelas: <text:span text:style-name="Source_20_Text">TrainingRun</text:span>, <text:span text:style-name="Source_20_Text">TrainingStep</text:span>, <text:span text:style-name="Source_20_Text">TrainingDataset</text:span>, <text:span text:style-name="Source_20_Text">StudentProfile</text:span>, <text:span text:style-name="Source_20_Text">LearningTask</text:span>, <text:span text:style-name="Source_20_Text">Rubric</text:span>, <text:span text:style-name="Source_20_Text">EvalResult</text:span>.</text:p>
        </text:list-item>
        <text:list-item>
          <text:p text:style-name="P2">Reuso: <text:span text:style-name="Source_20_Text">Run</text:span>, <text:span text:style-name="Source_20_Text">RunEvent</text:span>, <text:span text:style-name="Source_20_Text">MemorySnapshot</text:span>, <text:span text:style-name="Source_20_Text">EmbeddingChunk</text:span>, <text:span text:style-name="Source_20_Text">BillingLedgerEntry</text:span>. </text:p>
        </text:list-item>
        <text:list-item>
          <text:p text:style-name="P2">Telemetria: cada step gera <text:span text:style-name="Source_20_Text">RunEvent(training_step|eval)</text:span> com <text:span text:style-name="Source_20_Text">traceId</text:span>, custo incremental e tags de sensibilidade. </text:p>
        </text:list-item>
      </text:list>
      <text:h text:style-name="Heading_20_1" text:outline-level="1">Fluxo de treinamento</text:h>
      <text:list xml:id="list2721827847" text:style-name="L3">
        <text:list-item>
          <text:p text:style-name="P3"><text:span text:style-name="Strong_20_Emphasis">Ingestão de conhecimento educacional</text:span></text:p>
          <text:list>
            <text:list-item>
              <text:p text:style-name="P3">Conectores LMS (cursos, objetivos, conteúdos).</text:p>
            </text:list-item>
            <text:list-item>
              <text:p text:style-name="P3">Normalização para <text:span text:style-name="Source_20_Text">KnowledgeChunk</text:span> + embeddings em <text:span text:style-name="Source_20_Text">VectorMemory</text:span> (pgvector/Weaviate). Jobs <text:span text:style-name="Source_20_Text">knowledgeBackfill</text:span> mantêm índice. </text:p>
            </text:list-item>
          </text:list>
        </text:list-item>
        <text:list-item>
          <text:p text:style-name="P3"><text:soft-page-break/><text:span text:style-name="Strong_20_Emphasis">Construção de dataset</text:span></text:p>
          <text:list>
            <text:list-item>
              <text:p text:style-name="P3">Geração de <text:span text:style-name="Source_20_Text">LearningTask</text:span> a partir de objetivos e conteúdos (tipos: QA contextual, explicação passo-a-passo, plano de estudo, feedback de redação, tutoria socrática).</text:p>
            </text:list-item>
            <text:list-item>
              <text:p text:style-name="P3">Substitui PubMedQA por “EduQA” com campos: <text:span text:style-name="Source_20_Text">context</text:span>, <text:span text:style-name="Source_20_Text">prompt</text:span>, <text:span text:style-name="Source_20_Text">expected_rationale</text:span>, <text:span text:style-name="Source_20_Text">rubric</text:span>. A referência original usava PubMedQA como base de QA biomédico. <text:a xlink:type="simple" xlink:href="https://levelup.gitconnected.com/building-a-training-architecture-for-self-improving-ai-agents-c87a4e316b22?utm_source=chatgpt.com" office:target-frame-name="_blank" xlink:show="new" text:style-name="Internet_20_link" text:visited-style-name="Visited_20_Internet_20_Link">Level Up Coding+1</text:a></text:p>
            </text:list-item>
          </text:list>
        </text:list-item>
        <text:list-item>
          <text:p text:style-name="P3"><text:span text:style-name="Strong_20_Emphasis">Treino</text:span></text:p>
          <text:list>
            <text:list-item>
              <text:p text:style-name="P3"><text:span text:style-name="Strong_20_Emphasis">SFT</text:span> com demonstrações de “agente tutor” resolvendo <text:span text:style-name="Source_20_Text">LearningTask</text:span>.</text:p>
            </text:list-item>
            <text:list-item>
              <text:p text:style-name="P3"><text:span text:style-name="Strong_20_Emphasis">DPO/RL</text:span> com sinal de qualidade da <text:span text:style-name="Source_20_Text">Rubric</text:span> (clareza, correção, granularidade de dicas, adequação ao perfil).</text:p>
            </text:list-item>
            <text:list-item>
              <text:p text:style-name="P3"><text:span text:style-name="Strong_20_Emphasis">RAG-aware</text:span>: durante treino e eval o agente usa <text:span text:style-name="Source_20_Text">ContextSnapshotService</text:span> para compor memória curta + histórico + embeddings, respeitando orçamento de tokens. </text:p>
            </text:list-item>
          </text:list>
        </text:list-item>
        <text:list-item>
          <text:p text:style-name="P3"><text:span text:style-name="Strong_20_Emphasis">Avaliação</text:span></text:p>
          <text:list>
            <text:list-item>
              <text:p text:style-name="P3">Automática: métricas por tarefa (ex.: exatidão, F1, BLEU para explicações, “hint-usefulness”).</text:p>
            </text:list-item>
            <text:list-item>
              <text:p text:style-name="P3">Rubrica LLM-as-a-Judge com detecção de alucinação e traço de raciocínio.</text:p>
            </text:list-item>
            <text:list-item>
              <text:p text:style-name="P3">Loga <text:span text:style-name="Source_20_Text">EvalResult</text:span> e custo no Ledger. </text:p>
            </text:list-item>
          </text:list>
        </text:list-item>
        <text:list-item>
          <text:p text:style-name="P3"><text:span text:style-name="Strong_20_Emphasis">Operação e FinOps</text:span></text:p>
          <text:list>
            <text:list-item>
              <text:p text:style-name="P3">Orquestração via filas <text:span text:style-name="Source_20_Text">training-runs</text:span> + DLQ por domínio. Health e métricas OTel expostas. </text:p>
            </text:list-item>
            <text:list-item>
              <text:p text:style-name="P3">Billing por step com <text:span text:style-name="Source_20_Text">BillingEngine</text:span> e quotas de plano. </text:p>
            </text:list-item>
          </text:list>
        </text:list-item>
      </text:list>
      <text:h text:style-name="Heading_20_1" text:outline-level="1">Especificação de contratos (Zod)</text:h>
      <text:list xml:id="list198615061" text:style-name="L4">
        <text:list-item>
          <text:p text:style-name="P4"><text:span text:style-name="Source_20_Text">StudentProfile</text:span>: idade, nível, metas, preferências, restrições de linguagem.</text:p>
        </text:list-item>
        <text:list-item>
          <text:p text:style-name="P4"><text:span text:style-name="Source_20_Text">LearningTask</text:span>: tipo, contexto, prompt, soluções de referência, metas.</text:p>
        </text:list-item>
        <text:list-item>
          <text:p text:style-name="P4"><text:span text:style-name="Source_20_Text">Rubric</text:span>: critérios + pesos.</text:p>
        </text:list-item>
        <text:list-item>
          <text:p text:style-name="P4"><text:span text:style-name="Source_20_Text">FeedbackEvent</text:span>: correções do avaliador humano com <text:span text:style-name="Source_20_Text">confidence</text:span> e justificativa.<text:line-break/>Todos versionados em <text:span text:style-name="Source_20_Text">packages/core/actions/**</text:span> para compartilhamento e guardrails. </text:p>
        </text:list-item>
      </text:list>
      <text:h text:style-name="Heading_20_1" text:outline-level="1"><text:soft-page-break/>Ações de agente para o domínio educacional</text:h>
      <text:list xml:id="list1410029484" text:style-name="L5">
        <text:list-item>
          <text:p text:style-name="P5"><text:span text:style-name="Source_20_Text">generate_exercise</text:span>, <text:span text:style-name="Source_20_Text">assess_answer</text:span>, <text:span text:style-name="Source_20_Text">give_hint</text:span>, <text:span text:style-name="Source_20_Text">plan_study</text:span>, <text:span text:style-name="Source_20_Text">summarize_topic</text:span>, <text:span text:style-name="Source_20_Text">simulate_exam</text:span>. Publicadas como actions com contratos Zod, idempotência e rate-limit. </text:p>
        </text:list-item>
      </text:list>
      <text:h text:style-name="Heading_20_1" text:outline-level="1">Pipelines de dados</text:h>
      <text:list xml:id="list1229183723" text:style-name="L6">
        <text:list-item>
          <text:p text:style-name="P6"><text:span text:style-name="Strong_20_Emphasis">Ingestão</text:span>: <text:span text:style-name="Source_20_Text">eiah datasets ingest --lms moodle --course 123</text:span>.</text:p>
        </text:list-item>
        <text:list-item>
          <text:p text:style-name="P6"><text:span text:style-name="Strong_20_Emphasis">Anonimização</text:span>: mascaramento determinístico ao persistir <text:span text:style-name="Source_20_Text">StudentProfile</text:span> e <text:span text:style-name="Source_20_Text">RunEvent.payload</text:span>. KMS para campos críticos. </text:p>
        </text:list-item>
        <text:list-item>
          <text:p text:style-name="P6"><text:span text:style-name="Strong_20_Emphasis">Backfill/reindex</text:span> por tenant via <text:span text:style-name="Source_20_Text">apps/workers/memory-sync</text:span>. </text:p>
        </text:list-item>
      </text:list>
      <text:h text:style-name="Heading_20_1" text:outline-level="1">Orquestração dos treinos</text:h>
      <text:list xml:id="list1686484365" text:style-name="L7">
        <text:list-item>
          <text:p text:style-name="P7">Dispatcher aplica políticas de prioridade, custo máximo e cotas; publica jobs <text:span text:style-name="Source_20_Text">training-runs</text:span>. </text:p>
        </text:list-item>
        <text:list-item>
          <text:p text:style-name="P7">Worker recupera memórias e embeddings antes de cada step, com <text:span text:style-name="Source_20_Text">AgentOrchestrator</text:span>. </text:p>
        </text:list-item>
        <text:list-item>
          <text:p text:style-name="P7">Cada transição emite <text:span text:style-name="Source_20_Text">RunEvent</text:span> com streaming SSE para UI. </text:p>
        </text:list-item>
      </text:list>
      <text:h text:style-name="Heading_20_1" text:outline-level="1">Métricas de qualidade educacional</text:h>
      <text:list xml:id="list2481555294" text:style-name="L8">
        <text:list-item>
          <text:p text:style-name="P8">Domínio QA: exatidão contextual.</text:p>
        </text:list-item>
        <text:list-item>
          <text:p text:style-name="P8">Tutoria: Taxa de resolução do aluno após dicas, número de turnos, “time-to-mastery”.</text:p>
        </text:list-item>
        <text:list-item>
          <text:p text:style-name="P8">Escrita: “rubric-score” por critério e consistência inter-avaliador.</text:p>
        </text:list-item>
        <text:list-item>
          <text:p text:style-name="P8">Segurança: alucinação, toxicidade, enviesamento por perfil.</text:p>
        </text:list-item>
        <text:list-item>
          <text:p text:style-name="P8">Telemetria unificada via <text:span text:style-name="Source_20_Text">LoggerFactory</text:span> com <text:span text:style-name="Source_20_Text">tenantId/workspace/agent/runId/costCents</text:span>. </text:p>
        </text:list-item>
      </text:list>
      <text:h text:style-name="Heading_20_1" text:outline-level="1">Superfícies de uso</text:h>
      <text:list xml:id="list2897315660" text:style-name="L9">
        <text:list-item>
          <text:p text:style-name="P9"><text:span text:style-name="Strong_20_Emphasis">Web (RunViewer)</text:span>: acompanhar <text:span text:style-name="Source_20_Text">TrainingRun</text:span>, custos, gráficos por critério. SSE/WebSocket já previstos. </text:p>
        </text:list-item>
        <text:list-item>
          <text:p text:style-name="P9"><text:span text:style-name="Strong_20_Emphasis">CLI</text:span>:</text:p>
          <text:list>
            <text:list-item>
              <text:p text:style-name="P9"><text:span text:style-name="Source_20_Text">eiah training run --dataset eduqa-v1 --policy sft</text:span></text:p>
            </text:list-item>
            <text:list-item>
              <text:p text:style-name="P9"><text:span text:style-name="Source_20_Text">eiah eval run --dataset eduqa-v1 --suite rubric-basic</text:span></text:p>
            </text:list-item>
            <text:list-item>
              <text:p text:style-name="P9"><text:span text:style-name="Source_20_Text">eiah runs replay --id &lt;runId&gt;</text:span> </text:p>
            </text:list-item>
          </text:list>
        </text:list-item>
      </text:list>
      <text:h text:style-name="Heading_20_1" text:outline-level="1"><text:soft-page-break/>CI/CD</text:h>
      <text:list xml:id="list3273622060" text:style-name="L10">
        <text:list-item>
          <text:p text:style-name="P10">Reaproveitar pipeline Node 20 + PNPM. Adicionar “lint”, build endurecido para web e steps de treino em matrizes por app. </text:p>
        </text:list-item>
        <text:list-item>
          <text:p text:style-name="P10">Novo <text:span text:style-name="Source_20_Text">release.yml</text:span>: publicar <text:span text:style-name="Source_20_Text">packages/training</text:span> no npm e imagens dos workers no GHCR com Environments. </text:p>
        </text:list-item>
      </text:list>
      <text:h text:style-name="Heading_20_1" text:outline-level="1">Roadmap do módulo</text:h>
      <text:list xml:id="list2606815929" text:style-name="L11">
        <text:list-item>
          <text:p text:style-name="P11"><text:span text:style-name="Strong_20_Emphasis">MVP</text:span>: SFT com <text:span text:style-name="Source_20_Text">EduQA</text:span>, RAG integrado, métricas básicas, custos por step.</text:p>
        </text:list-item>
        <text:list-item>
          <text:p text:style-name="P11"><text:span text:style-name="Strong_20_Emphasis">Avaliação avançada</text:span>: rubricas, LLM-as-judge, relatórios por turma.</text:p>
        </text:list-item>
        <text:list-item>
          <text:p text:style-name="P11"><text:span text:style-name="Strong_20_Emphasis">RL/DPO</text:span>: aprendizado por feedback humano e de rubrica.</text:p>
        </text:list-item>
        <text:list-item>
          <text:p text:style-name="P11"><text:span text:style-name="Strong_20_Emphasis">Marketplace</text:span>: compartilhar datasets e políticas entre workspaces.<text:line-break/>Tudo plugado aos SLOs, health e alertas já previstos. </text:p>
        </text:list-item>
      </text:list>
      <text:h text:style-name="Heading_20_1" text:outline-level="1">Referências base do “training-ai-agents”</text:h>
      <text:p text:style-name="Text_20_body">A proposta original usa um ambiente de pesquisa com PubMedQA para treinar e avaliar agentes e discute laços de RL e avaliação. A adaptação aqui substitui o domínio biomédico por educação e integra nativamente ao EIAH. <text:a xlink:type="simple" xlink:href="https://levelup.gitconnected.com/building-a-training-architecture-for-self-improving-ai-agents-c87a4e316b22?utm_source=chatgpt.com" office:target-frame-name="_blank" xlink:show="new" text:style-name="Internet_20_link" text:visited-style-name="Visited_20_Internet_20_Link">Level Up Coding</text:a><text:line-break/>PubMedQA para contexto histórico do formato QA. <text:a xlink:type="simple" xlink:href="https://pubmedqa.github.io/?utm_source=chatgpt.com" office:target-frame-name="_blank" xlink:show="new" text:style-name="Internet_20_link" text:visited-style-name="Visited_20_Internet_20_Link">pubmedqa.github.io+1</text:a></text:p>
      <text:p text:style-name="Text_20_body">Se quiser, já entrego: estrutura de pastas, <text:span text:style-name="Source_20_Text">schema.prisma</text:span> inicial, e esqueleto de três evaluator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11T16:08:49.395000000</meta:creation-date>
    <dc:date>2025-11-11T16:09:33.558000000</dc:date>
    <meta:editing-duration>PT44S</meta:editing-duration>
    <meta:editing-cycles>1</meta:editing-cycles>
    <meta:document-statistic meta:table-count="0" meta:image-count="0" meta:object-count="0" meta:page-count="4" meta:paragraph-count="72" meta:word-count="735" meta:character-count="5310" meta:non-whitespace-character-count="4686"/>
    <meta:generator>LibreOffice/7.3.2.2$Windows_X86_64 LibreOffice_project/49f2b1bff42cfccbd8f788c8dc32c1c309559be0</meta:generator>
  </office:meta>
</office:document-meta>
</file>